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uto"/>
    </style:style>
    <style:style style:name="Table3.A" style:family="table-column">
      <style:table-column-properties style:column-width="0.4278in" style:rel-column-width="4192*"/>
    </style:style>
    <style:style style:name="Table3.B" style:family="table-column">
      <style:table-column-properties style:column-width="3.8799in" style:rel-column-width="38021*"/>
    </style:style>
    <style:style style:name="Table3.C" style:family="table-column">
      <style:table-column-properties style:column-width="0.6299in" style:rel-column-width="6172*"/>
    </style:style>
    <style:style style:name="Table3.D" style:family="table-column">
      <style:table-column-properties style:column-width="0.85in" style:rel-column-width="8329*"/>
    </style:style>
    <style:style style:name="Table3.E" style:family="table-column">
      <style:table-column-properties style:column-width="0.9in" style:rel-column-width="8821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A7" style:family="table-cell">
      <style:table-cell-properties style:vertical-align="middle" fo:padding="0.0382in" fo:border="none"/>
    </style:style>
    <style:style style:name="Table3.8" style:family="table-row">
      <style:table-row-properties fo:keep-together="always"/>
    </style:style>
    <style:style style:name="Table6" style:family="table">
      <style:table-properties style:width="6.6944in" fo:margin-left="0in" fo:margin-right="-0.0014in" table:align="margins"/>
    </style:style>
    <style:style style:name="Table6.A" style:family="table-column">
      <style:table-column-properties style:column-width="5.3542in" style:rel-column-width="52414*"/>
    </style:style>
    <style:style style:name="Table6.B" style:family="table-column">
      <style:table-column-properties style:column-width="1.3403in" style:rel-column-width="13121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-left="none" fo:border-right="none" fo:border-top="none" fo:border-bottom="0.55pt solid #000000"/>
    </style:style>
    <style:style style:name="Table7.D1" style:family="table-cell">
      <style:table-cell-properties fo:padding="0.0194in" fo:border="none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Table5.A8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13b5972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2f9a80" style:font-name-asian="Arial1" style:font-size-asian="5.25pt" style:font-weight-asian="normal" style:font-name-complex="Arial1" style:font-size-complex="6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ab6867" officeooo:paragraph-rsid="01312cc3" style:font-name-asian="Arial1" style:font-size-asian="5.25pt" style:font-weight-asian="normal" style:font-name-complex="Arial1" style:font-size-complex="6pt" style:font-weight-complex="normal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13b0bec" style:font-name-asian="Arial1" style:font-size-asian="10pt" style:font-weight-asian="normal" style:font-name-complex="Arial1" style:font-size-complex="10pt" style:font-weight-complex="normal"/>
    </style:style>
    <style:style style:name="P1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0a699" officeooo:paragraph-rsid="01388fb7" style:font-name-asian="Microsoft YaHei" style:font-size-asian="5.25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388fb7" style:font-name-asian="Microsoft YaHei" style:font-size-asian="5.25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10d707b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12cc3" style:font-name-asian="Microsoft YaHei" style:font-size-asian="6pt" style:font-weight-asian="normal" style:font-name-complex="Mangal" style:font-size-complex="6pt" style:font-weight-complex="normal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7f120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56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5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62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3" style:family="paragraph" style:parent-style-name="Preformatted_20_Text">
      <style:text-properties style:font-name="Arial" officeooo:paragraph-rsid="0020f236"/>
    </style:style>
    <style:style style:name="P64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6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3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88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9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0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Arial" fo:font-size="10pt" fo:font-weight="bold" officeooo:paragraph-rsid="0133aa3a" style:font-size-asian="10pt" style:font-weight-asian="bold" style:font-size-complex="10pt" style:font-weight-complex="bold"/>
    </style:style>
    <style:style style:name="P92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3b5972" style:font-name-asian="Arial1" style:font-size-asian="10pt" style:font-weight-asian="bold" style:font-name-complex="Arial1" style:font-size-complex="10pt" style:font-weight-complex="bold"/>
    </style:style>
    <style:style style:name="P93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4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2a5c3c" style:font-name-asian="Microsoft YaHei" style:font-size-asian="9pt" style:font-weight-asian="normal" style:font-name-complex="Mangal" style:font-size-complex="9pt" style:font-weight-complex="normal"/>
    </style:style>
    <style:style style:name="P95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1252in" style:auto-text-indent="false" fo:background-color="transparent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133aa3a" style:font-name-asian="Arial1" style:font-size-asian="10pt" style:font-weight-asian="normal" style:font-name-complex="Arial1" style:font-size-complex="10pt" style:font-weight-complex="normal"/>
    </style:style>
    <style:style style:name="P96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3b5972" style:font-name-asian="Arial1" style:font-size-asian="5.25pt" style:font-weight-asian="normal" style:font-name-complex="Arial1" style:font-size-complex="6pt" style:font-weight-complex="normal"/>
    </style:style>
    <style:style style:name="P97" style:family="paragraph" style:parent-style-name="Standard">
      <style:paragraph-properties fo:margin-top="0.0398in" fo:margin-bottom="0.0398in" loext:contextual-spacing="false" fo:line-height="150%" fo:text-align="start" style:justify-single-word="false" fo:keep-together="always" fo:keep-with-next="always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98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9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6115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ac69fe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ab6867" style:font-weight-asian="bold" style:font-weight-complex="bold"/>
    </style:style>
    <style:style style:name="T11" style:family="text">
      <style:text-properties fo:font-weight="bold" style:font-size-asian="7.84999990463257pt" style:font-weight-asian="bold" style:font-weight-complex="bold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text-underline-style="none" officeooo:rsid="008cb188"/>
    </style:style>
    <style:style style:name="T14" style:family="text">
      <style:text-properties style:font-name-asian="Microsoft YaHei" style:font-name-complex="Mangal"/>
    </style:style>
    <style:style style:name="T15" style:family="text">
      <style:text-properties officeooo:rsid="004520e6" style:font-name-asian="Microsoft YaHei" style:font-name-complex="Mangal"/>
    </style:style>
    <style:style style:name="T16" style:family="text">
      <style:text-properties officeooo:rsid="0074a48f"/>
    </style:style>
    <style:style style:name="T17" style:family="text">
      <style:text-properties officeooo:rsid="007255bf"/>
    </style:style>
    <style:style style:name="T18" style:family="text">
      <style:text-properties officeooo:rsid="007521b0"/>
    </style:style>
    <style:style style:name="T19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0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officeooo:rsid="007cdda9" style:font-size-asian="6pt" style:font-size-complex="6pt"/>
    </style:style>
    <style:style style:name="T22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3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4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5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6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7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8" style:family="text">
      <style:text-properties fo:color="#000000" officeooo:rsid="007cdda9" style:font-name-asian="Microsoft YaHei" style:font-name-complex="Mangal"/>
    </style:style>
    <style:style style:name="T29" style:family="text">
      <style:text-properties fo:color="#000000" style:text-underline-style="none" fo:font-weight="bold" officeooo:rsid="007cdda9" style:font-weight-asian="bold" style:font-weight-complex="bold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fo:font-size="6pt" officeooo:rsid="00ab6867" style:font-size-asian="6pt" style:font-size-complex="6pt"/>
    </style:style>
    <style:style style:name="T32" style:family="text">
      <style:text-properties fo:font-size="6pt" fo:font-weight="normal" style:font-size-asian="6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4" style:family="text">
      <style:text-properties fo:font-size="6pt" fo:font-weight="normal" style:font-size-asian="5.25pt" style:font-weight-asian="normal" style:font-size-complex="6pt" style:font-weight-complex="normal"/>
    </style:style>
    <style:style style:name="T35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6" style:family="text">
      <style:text-properties fo:font-size="6pt" style:font-size-asian="5.25pt" style:font-size-complex="6pt"/>
    </style:style>
    <style:style style:name="T37" style:family="text">
      <style:text-properties style:font-size-asian="7.84999990463257pt"/>
    </style:style>
    <style:style style:name="T38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39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2" style:family="text">
      <style:text-properties style:font-size-asian="8.75pt"/>
    </style:style>
    <style:style style:name="T43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5"><text:span text:style-name="T30"><text:text-input text:description="&lt;setLang(o.partner_id.lang or 'en_US')&gt;">set locale</text:text-input></text:span><text:text-input text:description="&lt;o.partner_id.name or ''&gt;">Partner Name</text:text-input></text:p>
              <text:p text:style-name="P36"><text:text-input text:description="&lt;o.partner_id.street or ''&gt;">Partner street</text:text-input></text:p>
              <text:p text:style-name="P42"><text:text-input text:description="&lt;if test=&quot;o.partner_id.street2&quot;&gt;">if street2</text:text-input></text:p>
              <text:p text:style-name="P39"><text:text-input text:description="&lt;o.partner_id.street2 or ''&gt;">Partner street 2</text:text-input></text:p>
              <text:p text:style-name="P42"><text:text-input text:description="&lt;/if&gt;">end if</text:text-input></text:p>
              <text:p text:style-name="P35"><text:text-input text:description="&lt;o.partner_id.zip or ''&gt;">ZipCode</text:text-input> <text:text-input text:description="&lt;o.partner_id.city or ''&gt;">City</text:text-input></text:p>
              <text:p text:style-name="P59"><text:text-input text:description="&lt;o.partner_id.country_id.name or ''&gt;">Country</text:text-input></text:p>
              <text:p text:style-name="P37"/>
              <text:p text:style-name="P43"><text:text-input text:description="&lt;if test=&quot;o.partner_id.is_company and o.partner_id.vat&quot;&gt;">if company and vat</text:text-input></text:p>
              <text:p text:style-name="P50"><text:span text:style-name="T41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41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span text:style-name="T40"><text:text-input text:description="&lt;(o.partner_id.vat or '').replace('HR','')&gt;">VAT</text:text-input></text:span></text:p>
              <text:p text:style-name="P44"><text:text-input text:description="&lt;/if&gt;">end if</text:text-input></text:p>
            </table:table-cell>
            <table:table-cell table:style-name="Table1.B1" office:value-type="string">
              <text:p text:style-name="P94"><text:text-input text:description="&lt;company.partner_id.city&gt;">City</text:text-input>, <text:span text:style-name="T22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2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34"/>
          </table:table-cell>
          <table:table-cell table:style-name="Table1.A1" office:value-type="string">
            <text:p text:style-name="P61"/>
          </table:table-cell>
        </table:table-row>
        <table:table-row>
          <table:table-cell table:style-name="Table1.A2" office:value-type="string">
            <text:p text:style-name="P60"><text:text-input text:description="&lt;if test=&quot;o.origin&quot;&gt;">test</text:text-input></text:p>
          </table:table-cell>
          <table:table-cell table:style-name="Table1.A1" office:value-type="string">
            <text:p text:style-name="P57"/>
          </table:table-cell>
        </table:table-row>
        <table:table-row>
          <table:table-cell table:style-name="Table1.A4" table:number-columns-spanned="2" office:value-type="string">
            <text:p text:style-name="P93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58"><text:span text:style-name="T26"><text:text-input text:description="&lt;/if&gt;">endtest</text:text-input></text:span><text:span text:style-name="T27"> </text:span></text:p>
          </table:table-cell>
          <table:table-cell table:style-name="Table1.A1" office:value-type="string">
            <text:p text:style-name="P57"/>
          </table:table-cell>
        </table:table-row>
        <table:table-row>
          <table:table-cell table:style-name="Table1.A2" office:value-type="string">
            <text:p text:style-name="P40"><text:text-input text:description="&lt;if test=&quot;o.description2&quot;&gt;">test</text:text-input></text:p>
          </table:table-cell>
          <table:table-cell table:style-name="Table1.A1" office:value-type="string">
            <text:p text:style-name="P57"/>
          </table:table-cell>
        </table:table-row>
        <table:table-row>
          <table:table-cell table:style-name="Table1.A4" table:number-columns-spanned="2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41"><text:text-input text:description="&lt;/if&gt;">endtest</text:text-input></text:p>
          </table:table-cell>
          <table:table-cell table:style-name="Table1.A1" office:value-type="string">
            <text:p text:style-name="P57"/>
          </table:table-cell>
        </table:table-row>
        <table:table-row>
          <table:table-cell table:style-name="Table1.A2" office:value-type="string">
            <text:p text:style-name="P38"><text:bookmark-start text:name="__DdeLink__17995_786286549"/><text:span text:style-name="T17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7">/</text:span><text:span text:style-name="T21"><text:text-input text:description="&lt;setLang(o.company_id.partner_id.lang or 'en_US')&gt;">set locale</text:text-input></text:span><text:span text:style-name="T17"><text:text-input text:description="&lt; o.state in ['proforma', 'proforma2'] and _(&quot;Proforma invoice number&quot;) or _(&quot;Invoice number&quot;) &gt;">Invoice number</text:text-input></text:span><text:span text:style-name="T21"><text:text-input text:description="&lt;setLang(o.partner_id.lang or 'en_US')&gt;">set locale</text:text-input></text:span>: <text:span text:style-name="T16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57"/>
          </table:table-cell>
        </table:table-row>
      </table:table>
      <text:p text:style-name="P6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5"><text:span text:style-name="T14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3"><text:text-input text:description="&lt;_(&quot;Product&quot;)&gt;">Product</text:text-input></text:p>
          </table:table-cell>
          <table:table-cell table:style-name="Table3.B1" office:value-type="string">
            <text:p text:style-name="P4"><text:text-input text:description="&lt;_(&quot;Qty&quot;)&gt;">Qty</text:text-input></text:p>
            <text:p text:style-name="P7"><text:text-input text:description="&lt;_(&quot;UoM&quot;)&gt;">UoM</text:text-input></text:p>
          </table:table-cell>
          <table:table-cell table:style-name="Table3.B1" office:value-type="string">
            <text:p text:style-name="P6"><text:text-input text:description="&lt;_(&quot;Unit price&quot;)&gt;">Unit price</text:text-input></text:p>
          </table:table-cell>
          <table:table-cell table:style-name="Table3.E1" office:value-type="string">
            <text:p text:style-name="P17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5"><text:span text:style-name="T14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3"><text:text-input text:description="&lt;_(&quot;Product&quot;)&gt;">Product</text:text-input></text:p>
          </table:table-cell>
          <table:table-cell table:style-name="Table3.B2" office:value-type="string">
            <text:p text:style-name="P4"><text:text-input text:description="&lt;_(&quot;Qty&quot;)&gt;">Qty</text:text-input></text:p>
            <text:p text:style-name="P7"><text:text-input text:description="&lt;_(&quot;UoM&quot;)&gt;">UoM</text:text-input></text:p>
          </table:table-cell>
          <table:table-cell table:style-name="Table3.B2" office:value-type="string">
            <text:p text:style-name="P6"><text:text-input text:description="&lt;_(&quot;Unit price&quot;)&gt;">Unit price</text:text-input></text:p>
          </table:table-cell>
          <table:table-cell table:style-name="Table3.E2" office:value-type="string">
            <text:p text:style-name="P17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E3" office:value-type="string">
            <text:p text:style-name="P18"><text:text-input text:description="&lt;objects.currency_id.name or ''&gt;">curr</text:text-input></text:p>
          </table:table-cell>
        </table:table-row>
        <table:table-row>
          <table:table-cell table:style-name="Table3.A4" table:number-columns-spanned="5" office:value-type="string">
            <text:p text:style-name="P31"><text:span text:style-name="T29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5" office:value-type="string">
            <text:p text:style-name="P33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B3" office:value-type="string">
            <text:p text:style-name="P76"><text:text-input text:description="&lt;str(o.invoice_line._ids.index(line.id)+1)&gt;">rbr</text:text-input>.</text:p>
          </table:table-cell>
          <table:table-cell table:style-name="Table3.B3" office:value-type="string">
            <text:p text:style-name="P78"><text:text-input text:description="&lt;if test=&quot;line.product_id.description&quot;&gt;">test_description</text:text-input></text:p>
            <text:p text:style-name="P22"><text:text-input text:description="&lt;line.product_id.description or ''&gt;">Product Name</text:text-input></text:p>
            <text:p text:style-name="P23"><text:text-input text:description="&lt;/if&gt;">end_test</text:text-input></text:p>
            <text:p text:style-name="P79"><text:text-input text:description="&lt;if test=&quot;line.name&quot;&gt;">test_name</text:text-input></text:p>
            <text:p text:style-name="P23"><text:text-input text:description="&lt;line.name or ''&gt;">line_description</text:text-input></text:p>
            <text:p text:style-name="P23"><text:text-input text:description="&lt;/if&gt;">end_test</text:text-input></text:p>
          </table:table-cell>
          <table:table-cell table:style-name="Table3.B3" office:value-type="string">
            <text:p text:style-name="P89"><text:text-input text:description="&lt;formatLang(line.quantity, digits=1) or ''&gt;">qty</text:text-input></text:p>
            <text:p text:style-name="P90"><text:span text:style-name="T36"><text:text-input text:description="&lt;setLang(o.partner_id.lang or 'en_US')&gt;">setPartLang</text:text-input></text:span> <text:text-input text:description="&lt; (line.uom_id.name) or ''&gt;">uom2</text:text-input> / <text:span text:style-name="T36"><text:text-input text:description="&lt;setLang(o.company_id.partner_id.lang or 'en_US')&gt;">setCompLang</text:text-input></text:span> <text:text-input text:description="&lt; (line.uom_id.name) or ''&gt;">uom2</text:text-input></text:p>
          </table:table-cell>
          <table:table-cell table:style-name="Table3.B3" office:value-type="string">
            <text:p text:style-name="P77"><text:text-input text:description="&lt;formatLang(line.price_unit, digits=2) or ''&gt;">Price unit</text:text-input></text:p>
          </table:table-cell>
          <table:table-cell table:style-name="Table3.B3" office:value-type="string">
            <text:p text:style-name="P77"><text:text-input text:description="&lt;formatLang(line.price_unit*line.quantity,digits=2) or ''&gt;">price_unit</text:text-input></text:p>
          </table:table-cell>
        </table:table-row>
        <table:table-row>
          <table:table-cell table:style-name="Table3.B2" table:number-columns-spanned="5" office:value-type="string">
            <text:p text:style-name="P3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8"><text:span text:style-name="T28"><text:text-input text:description="&lt;setLang(o.partner_id.lang or 'en_US')&gt;">set locale</text:text-input></text:span><text:span text:style-name="T15"><text:text-input text:description="&lt;_(&quot;TOTAL&quot;)&gt;">TOTAL</text:text-input></text:span><text:span text:style-name="T15">:</text:span></text:p>
            <text:p text:style-name="P28"><text:span text:style-name="T28"><text:text-input text:description="&lt;setLang(o.company_id.partner_id.lang or 'en_US')&gt;">set locale</text:text-input></text:span><text:span text:style-name="T15"><text:text-input text:description="&lt;_(&quot;TOTAL&quot;)&gt;">TOTAL</text:text-input></text:span><text:span text:style-name="T15">:</text:span></text:p>
          </table:table-cell>
          <table:table-cell table:style-name="Table6.A1" office:value-type="string">
            <text:p text:style-name="P26"><text:text-input text:description="&lt;formatLang(o.amount_total, digits=2) or ''&gt;">Total</text:text-input> <text:span text:style-name="T12"><text:text-input text:description="&lt;objects.currency_id.name or ''&gt;">curr</text:text-input></text:span></text:p>
            <text:p text:style-name="P26"><text:span text:style-name="T2"><text:text-input text:description="&lt;formatLang(o.lcy_amount_total, digits=2) or ''&gt;">lcyTotal</text:text-input></text:span><text:span text:style-name="T1"> </text:span><text:span text:style-name="T13"><text:text-input text:description="&lt;company.currency_id.name or ''&gt;">lcy_curr</text:text-input></text:span></text:p>
          </table:table-cell>
        </table:table-row>
      </table:table>
      <text:p text:style-name="P6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65"><text:span text:style-name="T20"><text:text-input text:description="&lt;setLang(o.partner_id.lang or 'en_US')&gt;">set locale</text:text-input></text:span><text:text-input text:description="&lt;_(&quot;Taxes&quot;)&gt;">_Taxes</text:text-input>/<text:span text:style-name="T20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66"><text:span text:style-name="T20"><text:text-input text:description="&lt;setLang(o.partner_id.lang or 'en_US')&gt;">set locale</text:text-input></text:span><text:text-input text:description="&lt;_(&quot;Base amount&quot;)&gt;">_Base amount</text:text-input>/<text:span text:style-name="T20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66"><text:span text:style-name="T20"><text:text-input text:description="&lt;setLang(o.partner_id.lang or 'en_US')&gt;">set locale</text:text-input></text:span><text:text-input text:description="&lt;_(&quot;Tax Amount&quot;)&gt;">_Tax Amount</text:text-input>/<text:span text:style-name="T20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70"/>
          </table:table-cell>
          <table:table-cell table:style-name="Table7.D1" office:value-type="string">
            <text:p text:style-name="P88"/>
          </table:table-cell>
        </table:table-row>
        <table:table-row table:style-name="Table7.1">
          <table:table-cell table:style-name="Table7.D1" table:number-columns-spanned="3" office:value-type="string">
            <text:p text:style-name="P67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71"/>
          </table:table-cell>
          <table:table-cell table:style-name="Table7.D1" office:value-type="string">
            <text:p text:style-name="P88"/>
          </table:table-cell>
        </table:table-row>
        <table:table-row table:style-name="Table7.1">
          <table:table-cell table:style-name="Table7.D1" office:value-type="string">
            <text:p text:style-name="P68"><text:span text:style-name="T19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69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9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72"/>
          </table:table-cell>
          <table:table-cell table:style-name="Table7.D1" office:value-type="string">
            <text:p text:style-name="P71"/>
          </table:table-cell>
        </table:table-row>
        <table:table-row table:style-name="Table7.1">
          <table:table-cell table:style-name="Table7.D1" table:number-columns-spanned="3" office:value-type="string">
            <text:p text:style-name="P67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71"/>
          </table:table-cell>
          <table:table-cell table:style-name="Table7.D1" office:value-type="string">
            <text:p text:style-name="P71"/>
          </table:table-cell>
        </table:table-row>
      </table:table>
      <text:p text:style-name="P5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3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4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3"><text:text-input text:description="&lt;/for&gt;">End For line</text:text-input></text:p>
          </table:table-cell>
        </table:table-row>
      </table:table>
      <text:p text:style-name="P5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7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5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8"><text:text-input text:description="&lt;/if&gt;">endtest</text:text-input></text:p>
          </table:table-cell>
        </table:table-row>
      </table:table>
      <text:p text:style-name="P63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86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81"><text:span text:style-name="T33"><text:text-input text:description="&lt;setLang(o.partner_id.lang or 'en_US')&gt;"/></text:span><text:span text:style-name="T33"><text:text-input text:description="&lt;setLang(o.partner_id.lang or 'en_US')&gt;">setPartLang</text:text-input></text:span><text:span text:style-name="T5"><text:text-input text:description="&lt;_(&quot;Delivery date&quot;)&gt;">Delivery date</text:text-input></text:span><text:span text:style-name="T5"> / </text:span><text:span text:style-name="T35"><text:text-input text:description="&lt;setLang(o.company_id.partner_id.lang or 'en_US')&gt;">setCompLang</text:text-input></text:span><text:span text:style-name="T5"><text:text-input text:description="&lt; _(&quot;Delivery date&quot;) &gt;">Delivery date</text:text-input></text:span><text:span text:style-name="T33"><text:text-input text:description="&lt;setLang(o.partner_id.lang or 'en_US')&gt;">setPartLang</text:text-input></text:span><text:span text:style-name="T5">:</text:span> <text:span text:style-name="T24"><text:text-input text:description="&lt;setLang(o.company_id.partner_id.lang or 'en_US')&gt;">set locale</text:text-input></text:span><text:span text:style-name="T6"><text:text-input text:description="&lt;formatLang(o.date_delivery or '',date=True)&gt;">date_delivery</text:text-input></text:span><text:span text:style-name="T24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4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 / <text:span text:style-name="T34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2"><text:text-input text:description="&lt;setLang(o.partner_id.lang or 'en_US')&gt;">setPartLang</text:text-input></text:span>: <text:span text:style-name="T8"><text:text-input text:description="&lt;(o.number or '')&gt;">number</text:text-input></text:span></text:p>
            <text:p text:style-name="P54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86"><text:text-input text:description="&lt;/if&gt;">end if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84"><text:text-input text:description="&lt;if test=&quot;o.date_due&quot; &gt;">if date_due</text:text-input></text:p>
            <text:p text:style-name="P25"><text:text-input text:description="&lt;_(&quot;Due date&quot;)&gt;">Due date</text:text-input> / <text:span text:style-name="T36"><text:text-input text:description="&lt;setLang(o.company_id.partner_id.lang or 'en_US')&gt;">setCompLang</text:text-input></text:span><text:span text:style-name="T37"><text:text-input text:description="&lt;_(&quot;Due date&quot;)&gt;">Due date</text:text-input></text:span><text:span text:style-name="T36"><text:text-input text:description="&lt;setLang(o.partner_id.lang or 'en_US')&gt;">setPartLang</text:text-input></text:span>: <text:span text:style-name="T32"><text:text-input text:description="&lt;if test=&quot;len(o.payment_term.line_ids or '')&lt;2&quot; &gt;">test_no_payment_terms</text:text-input></text:span><text:span text:style-name="T6"><text:text-input text:description="&lt;formatLang(o.date_due or '',date=True)&gt;">date_due</text:text-input></text:span><text:span text:style-name="T32"><text:text-input text:description="&lt;/if&gt;">end_test</text:text-input></text:span></text:p>
            <text:p text:style-name="P25"><text:span text:style-name="T32"><text:text-input text:description="&lt;if test=&quot;len(o.payment_term.line_ids or '')&gt;1&quot; &gt;">test payment terms</text:text-input></text:span><text:span text:style-name="T6"> </text:span></text:p>
            <text:p text:style-name="P29"><text:text-input text:description="&lt;for each=&quot;payment_line in o.payment_term.line_ids&quot;&gt;">For Payment Term</text:text-input></text:p>
            <text:p text:style-name="P25"><text:span text:style-name="T7"><text:tab/></text:span><text:span text:style-name="T7"><text:text-input text:description="&lt;formatLang(add_date(o.date_invoice ,payment_line.days) or '',date=True)&gt;">Deadline</text:text-input></text:span><text:span text:style-name="T7"> - </text:span><text:span text:style-name="T6"><text:text-input text:description="&lt;formatLang(o.amount_total * payment_line.value_amount, digits=2) or ''&gt;">Amount</text:text-input></text:span><text:span text:style-name="T6"> </text:span><text:span text:style-name="T6"><text:text-input text:description="&lt;objects.currency_id.name or ''&gt;">curr</text:text-input></text:span><text:span text:style-name="T6"> </text:span><text:span text:style-name="T7">(</text:span><text:span text:style-name="T7"><text:text-input text:description="&lt;formatLang(payment_line.value_amount * 100.00, digits=2) or '' &gt;">Percent</text:text-input></text:span><text:span text:style-name="T7">%) </text:span></text:p>
            <text:p text:style-name="P29"><text:text-input text:description="&lt;/for&gt;">end For Payment Term</text:text-input></text:p>
            <text:p text:style-name="P25"><text:span text:style-name="T23"><text:text-input text:description="&lt;/if&gt;">end test</text:text-input></text:span><text:span text:style-name="T21"><text:text-input text:description="&lt;setLang(o.company_id.partner_id.lang or 'en_US')&gt;"/></text:span><text:span text:style-name="T6"><text:text-input text:description="&lt;formatLang(o.date_due or '',date=True)&gt;"/></text:span><text:span text:style-name="T21"><text:text-input text:description="&lt;setLang(o.partner_id.lang or 'en_US')&gt;"/></text:span></text:p>
            <text:p text:style-name="P87"><text:text-input text:description="&lt;/if&gt;">end if</text:text-input></text:p>
          </table:table-cell>
          <table:table-cell table:style-name="Table5.A1" office:value-type="string">
            <text:p text:style-name="P49"><text:text-input text:description="&lt;if test=&quot;not o.state in['proforma','proforma2']&quot;&gt;">if not proforma</text:text-input></text:p>
            <text:p text:style-name="P14"><text:text-input text:description="&lt;if test=&quot;company.partner_id.country_id.code in ['HR']&quot; &gt;">if show fiscal data</text:text-input></text:p>
            <text:p text:style-name="P46"><text:span text:style-name="T9"><text:text-input text:description="&lt;_(&quot;Invoice date&quot;)&gt;">Invoice date</text:text-input></text:span><text:span text:style-name="T9"> / </text:span><text:span text:style-name="T36"><text:text-input text:description="&lt;setLang(o.company_id.partner_id.lang or 'en_US')&gt;">setCompLang</text:text-input></text:span><text:span text:style-name="T11"><text:text-input text:description="&lt;_(&quot;Invoice date&quot;)&gt;">Invoice date</text:text-input></text:span><text:span text:style-name="T30"><text:text-input text:description="&lt;setLang(o.partner_id.lang or 'en_US')&gt;">setPartLang</text:text-input></text:span><text:span text:style-name="T9">:</text:span> <text:span text:style-name="T25"><text:text-input text:description="&lt;setLang(o.company_id.partner_id.lang or 'en_US')&gt;">set locale</text:text-input></text:span><text:span text:style-name="T18"><text:text-input text:description="&lt;formatLang(o.invoicing_datetime or '',date_time=True)&gt;">invoicing_datetime</text:text-input></text:span><text:span text:style-name="T25"><text:text-input text:description="&lt;setLang(o.partner_id.lang or 'en_US')&gt;">set locale</text:text-input></text:span></text:p>
            <text:p text:style-name="P51"><text:text-input text:description="&lt;/if&gt;">end if</text:text-input></text:p>
            <text:p text:style-name="P52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83"><text:text-input text:description="&lt;if test=&quot;o.partner_bank_id&quot;&gt;">if bank_account</text:text-input></text:p>
            <text:p text:style-name="P24"><text:text-input text:description="&lt;_(&quot;Payment on bank account&quot;)&gt;">Payment on bank account</text:text-input> / <text:span text:style-name="T32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2"><text:text-input text:description="&lt;setLang(o.partner_id.lang or 'en_US')&gt;">setPartLang</text:text-input></text:span>:</text:p>
            <text:p text:style-name="P99"><text:span text:style-name="T30"><text:text-input text:description="&lt;if test=&quot;o.partner_bank_id.state=='iban'&quot;&gt;">if_iban</text:text-input></text:span><text:text-input text:description="&lt;_(&quot;IBAN:&quot;)&gt;">IBAN</text:text-input><text:span text:style-name="T30"><text:text-input text:description="&lt;/if&gt;">end_if</text:text-input></text:span><text:span text:style-name="T30"><text:text-input text:description="&lt;if test=&quot;o.partner_bank_id.state=='bank'&quot;&gt;">if_bank_account</text:text-input></text:span><text:text-input text:description="&lt;_('Bank account')&gt;">bank_account</text:text-input><text:span text:style-name="T30"><text:text-input text:description="&lt;/if&gt;">end_if</text:text-input></text:span> <text:text-input text:description="&lt;o.partner_bank_id.acc_number or ''&gt;">bank_acc_number</text:text-input></text:p>
            <text:p text:style-name="P82"><text:text-input text:description="&lt;o.partner_bank_id.bank.name or ''&gt;">bank_name</text:text-input></text:p>
            <text:p text:style-name="P19"><text:span text:style-name="T6"><text:text-input text:description="&lt;o.partner_bank_id.bank.street or ''&gt;">bank_street</text:text-input></text:span><text:span text:style-name="T6">, </text:span><text:span text:style-name="T6"><text:text-input text:description="&lt;o.partner_bank_id.bank.zip or ''&gt;">bank_zip</text:text-input></text:span><text:span text:style-name="T6"> </text:span><text:span text:style-name="T6"><text:text-input text:description="&lt;o.partner_bank_id.bank.city or ''&gt;">bank_city</text:text-input></text:span></text:p>
            <text:p text:style-name="P80"><text:span text:style-name="T6"><text:text-input text:description="&lt;_(&quot;SWIFT:&quot;)&gt;">_SWIFT</text:text-input></text:span> <text:span text:style-name="T6"><text:text-input text:description="&lt;o.partner_bank_id.bank.bic or ''&gt;">bank_bic</text:text-input></text:span></text:p>
            <text:p text:style-name="P85"><text:span text:style-name="T43"><text:text-input text:description="&lt;/if&gt;">end if</text:text-input></text:span> </text:p>
          </table:table-cell>
          <table:table-cell table:style-name="Table5.A1" office:value-type="string">
            <text:p text:style-name="P15"><text:text-input text:description="&lt;if test=&quot;company.partner_id.country_id.code in ['HR']&quot; &gt;">if show fiscal data</text:text-input></text:p>
            <text:p text:style-name="P46"><text:span text:style-name="T10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10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text-input text:description="&lt;(company.partner_id.vat or '')&gt;">VAT</text:text-input></text:p>
            <text:p text:style-name="P53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0"><text:text-input text:description="&lt;if test=&quot;o.end_user and (o.end_user!=o.partner_id)&quot;&gt;">if different end user</text:text-input></text:p>
            <text:p text:style-name="P27"><text:span text:style-name="T9"><text:text-input text:description="&lt; _('End user')&gt;">End user</text:text-input></text:span> / <text:span text:style-name="T36"><text:text-input text:description="&lt;setLang(o.company_id.partner_id.lang or 'en_US')&gt;">setCompLang</text:text-input></text:span><text:span text:style-name="T36"><text:text-input text:description="&lt;setLang(o.company_id.partner_id.lang or 'en_US')&gt;"/></text:span><text:span text:style-name="T9"><text:text-input text:description="&lt; _('End user')&gt;">End user</text:text-input></text:span><text:span text:style-name="T36"><text:text-input text:description="&lt;setLang(o.partner_id.lang or 'en_US')&gt;">setPartLang</text:text-input></text:span><text:span text:style-name="T9">:</text:span></text:p>
            <text:p text:style-name="P27"><text:text-input text:description="&lt;o.end_user.name or ''&gt;">EndUserName</text:text-input></text:p>
            <text:p text:style-name="P27"><text:text-input text:description="&lt;o.end_user.street or ''&gt;">End user street</text:text-input></text:p>
            <text:p text:style-name="P27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0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97"/>
            <text:p text:style-name="P98"/>
          </table:table-cell>
          <table:covered-table-cell/>
        </table:table-row>
        <table:table-row table:style-name="Table5.8">
          <table:table-cell table:style-name="Table5.A8" office:value-type="string">
            <text:p text:style-name="P12"><text:span text:style-name="T3"><text:text-input text:description="&lt;setLang(o.partner_id.lang or 'en_US')&gt;">setPartLang</text:text-input></text:span><text:span text:style-name="T38"><text:text-input text:description="&lt;_(&quot;Responsible person&quot;)&gt;">Responsible person</text:text-input></text:span><text:span text:style-name="T38"> / </text:span><text:span text:style-name="T3"><text:text-input text:description="&lt;setLang(o.company_id.partner_id.lang or 'en_US')&gt;">setCompLang</text:text-input></text:span><text:span text:style-name="T39"><text:text-input text:description="&lt;_(&quot;Responsible person&quot;)&gt;">Responsible person</text:text-input></text:span><text:span text:style-name="T39"> </text:span><text:span text:style-name="T3"><text:text-input text:description="&lt;setLang(o.partner_id.lang or 'en_US')&gt;">setPartLang</text:text-input></text:span></text:p>
            <text:p text:style-name="P91"><text:span text:style-name="T6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95"><text:text-input text:description="&lt;company.partner_id.user_id.function or '' &gt;">function</text:text-input></text:p>
          </table:table-cell>
          <table:table-cell table:style-name="Table5.A8" office:value-type="string">
            <text:p text:style-name="P96"><text:text-input text:description="&lt;if test=&quot;company.partner_id.country_id.code in ['HR','RS']&quot; &gt;">if show fiscal data</text:text-input></text:p>
            <text:p text:style-name="P92"><text:span text:style-name="T34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34"><text:text-input text:description="&lt;setLang(o.company_id.partner_id.lang or 'en_US')&gt;">setCompLang</text:text-input></text:span><text:span text:style-name="T42"><text:text-input text:description="&lt; o.state in ['proforma', 'proforma2'] and _(&quot;Proforma invoice created&quot;) or _(&quot;Invoice created&quot;) &gt;">Invoice created</text:text-input></text:span><text:span text:style-name="T34"><text:text-input text:description="&lt;setLang(o.partner_id.lang or 'en_US')&gt;">setPartLang</text:text-input></text:span><text:span text:style-name="T34"> </text:span></text:p>
            <text:p text:style-name="P16"><text:text-input text:description="&lt;  {'HR':'Vanja Trošelj', 'RS':'Zorica Ristić'}.get(company.partner_id.country_id.code) &gt;">accountant</text:text-input></text:p>
            <text:p text:style-name="P2"><text:text-input text:description="&lt;/if&gt;">end if</text:text-input></text:p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1-02T14:25:28.794921507</dc:date>
    <meta:editing-duration>P1DT19H47M21S</meta:editing-duration>
    <meta:editing-cycles>274</meta:editing-cycles>
    <meta:generator>LibreOffice/5.1.5.2$Linux_X86_64 LibreOffice_project/10m0$Build-2</meta:generator>
    <meta:document-statistic meta:table-count="7" meta:image-count="0" meta:object-count="0" meta:page-count="2" meta:paragraph-count="108" meta:word-count="776" meta:character-count="2477" meta:non-whitespace-character-count="2294"/>
  </office:meta>
</office:document-meta>
</file>